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r Story 1</text:p>
      <text:p text:style-name="Standard">„Anmeldung der Auftragnehmer“</text:p>
      <text:p text:style-name="Standard"/>
      <text:p text:style-name="Standard">„Lkw-Fahrer“ Herr Peter Knopf hat von der Existenz unseres Systems erfahren. Jetzt geht er auf unsere Homepage um sich anzumelden, geht über ein Link auf die Anmelde-Seite für Fahrer und findet ein Formular vor, der Pflicht- und Optionale Felder enthält, wie unten:</text:p>
      <text:list xml:id="list1820727265" text:style-name="L1">
        <text:list-item>
          <text:p text:style-name="P1">Name des Fahrers</text:p>
        </text:list-item>
        <text:list-item>
          <text:p text:style-name="P1">LKW-Modell</text:p>
        </text:list-item>
        <text:list-item>
          <text:p text:style-name="P1">Fahrzeugnummer</text:p>
        </text:list-item>
        <text:list-item>
          <text:p text:style-name="P1">Max. Volumen in Euro-Paletten (und <text:s/>(optional) in m^3)</text:p>
        </text:list-item>
        <text:list-item>
          <text:p text:style-name="P1">Preis pro km</text:p>
        </text:list-item>
        <text:list-item>
          <text:p text:style-name="P1">Preis pro Stunde Wartezeit</text:p>
        </text:list-item>
        <text:list-item>
          <text:p text:style-name="P1">Handy-Nummer</text:p>
        </text:list-item>
        <text:list-item>
          <text:p text:style-name="P1">Email (optional)</text:p>
        </text:list-item>
        <text:list-item>
          <text:p text:style-name="P1">Adresse Firmensitz</text:p>
          <text:p text:style-name="P1">oder Postleitzahl seiner Home-Station</text:p>
          <text:p text:style-name="P1"><text:s/>(dies ist notwendig, damit das System die Auftragsvergabe so optimieren kann, dass der Fahrer möglichst für Rückweg Aufträge erhält)</text:p>
        </text:list-item>
      </text:list>
      <text:p text:style-name="Standard"/>
      <text:p text:style-name="Standard">Herr Knopf füllt Formular aus und schickt ab (die Seite ist Spam-geschützt).</text:p>
      <text:p text:style-name="Standard"/>
      <text:p text:style-name="Standard">Später kriegt Herr Knopf ein SMS vom System, den leitet er weiter und gilt jetzt als angemeldet.</text:p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r.H </meta:initial-creator>
    <meta:creation-date>2012-01-05T17:22:48</meta:creation-date>
    <dc:date>2012-11-19T18:52:07</dc:date>
    <dc:creator>Mr.H </dc:creator>
    <meta:editing-duration>PT02H30M32S</meta:editing-duration>
    <meta:editing-cycles>6</meta:editing-cycles>
    <meta:generator>OpenOffice.org/3.2$Linux OpenOffice.org_project/320m12$Build-9483</meta:generator>
    <meta:document-statistic meta:table-count="0" meta:image-count="0" meta:object-count="0" meta:page-count="1" meta:paragraph-count="17" meta:word-count="138" meta:character-count="840"/>
  </office:meta>
</office:document-meta>
</file>